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 Unicode MS1" svg:font-family="'Arial Unicode M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tyle="italic" style:font-style-asian="italic" style:font-style-complex="italic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Deferred Assessment</text:h>
      <text:p text:style-name="Standard"/>
      <text:p text:style-name="P1">Name:</text:p>
      <text:p text:style-name="P1">Kids Club:</text:p>
      <text:p text:style-name="Standard"/>
      <text:p text:style-name="P1">I didn't pass my <text:s/><text:span text:style-name="T1"><text:s text:c="20"/></text:span><text:s/>Award Assessment,</text:p>
      <text:p text:style-name="P1">because <text:span text:style-name="T1"><text:s text:c="69"/></text:span></text:p>
      <text:p text:style-name="P1"><text:span text:style-name="T1"><text:s text:c="83"/></text:span></text:p>
      <text:p text:style-name="P1"/>
      <text:p text:style-name="P1">Instructor:</text:p>
      <text:p text:style-name="P1">Date:</text:p>
      <text:p text:style-name="Standard"/>
      <text:p text:style-name="Standard"><text:span text:style-name="T2">Explain reasons for failure</text:span></text:p>
      <text:p text:style-name="P2">Could be used if you don't have time to finish the assessment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 Unicode MS1" svg:font-family="'Arial Unicode M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Arial Unicode MS1" style:font-size-asian="10pt" style:font-name-complex="DejaVu Sans Mono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document-statistic meta:table-count="0" meta:image-count="0" meta:object-count="0" meta:page-count="1" meta:paragraph-count="10" meta:word-count="30" meta:character-count="354"/>
    <dc:date>2011-07-29T20:11:02</dc:date>
    <dc:creator>Richard Russon</dc:creator>
    <meta:generator>LibreOffice/3.3$Unix LibreOffice_project/330m19$Build-301</meta:generator>
  </office:meta>
</office:document-meta>
</file>